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left="0.953cm" fo:margin-right="0cm" fo:text-indent="0cm" style:auto-text-indent="false"/>
      <style:text-properties style:font-name="Courier New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59856256" text:id="ct259856256">
          <text:insertion>
            <office:change-info>
              <dc:creator>Luc Saffre</dc:creator>
              <dc:date>2011-05-05T17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for appy.pod 0.6.6</text:p>
      <text:p text:style-name="Standard"/>
      <text:p text:style-name="Standard">HTML source:</text:p>
      <text:p text:style-name="Standard"/>
      <text:p text:style-name="P2"><text:change-start text:change-id="ct259856256"/>HTML<text:change-end text:change-id="ct259856256"/></text:p>
      <text:p text:style-name="P1"/>
      <text:p text:style-name="Standard">The following paragraph should contain the result of the above HTML source:</text:p>
      <text:p text:style-name="Standard"/>
      <text:p text:style-name="P3"><office:annotation><dc:creator>Luc Saffre</dc:creator><dc:date>2011-02-14T03:05:27.20</dc:date><text:p text:style-name="P4"><text:span text:style-name="T1">do text</text:span></text:p><text:p text:style-name="P4"><text:span text:style-name="T1">from xhtml(HTML)</text:span></text:p></office:annotation></text:p>
      <text:p text:style-name="Standard"/>
      <text:p text:style-name="Standard">Does 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 Saffre</meta:initial-creator>
    <meta:creation-date>2011-02-14T03:03:05.64</meta:creation-date>
    <dc:date>2011-05-05T17:23:21.29</dc:date>
    <dc:creator>Luc Saffre</dc:creator>
    <meta:editing-duration>PT5M32S</meta:editing-duration>
    <meta:editing-cycles>4</meta:editing-cycles>
    <meta:generator>LibreOffice/3.3$Win32 LibreOffice_project/330m19$Build-6</meta:generator>
    <meta:document-statistic meta:table-count="0" meta:image-count="0" meta:object-count="0" meta:page-count="1" meta:paragraph-count="6" meta:word-count="24" meta:character-count="133"/>
  </office:meta>
</office:document-meta>
</file>